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2" table:default-cell-style-name="ce5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9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1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1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8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7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5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5.17607432582002E-05</text:p>
          </table:table-cell>
          <table:table-cell table:formula="of:=[.N95]*1000" office:value-type="float" office:value="0.0517607432582002" calcext:value-type="float">
            <text:p>0.051760743258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1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9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5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9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7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8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5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8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5.36374733029001E-05</text:p>
          </table:table-cell>
          <table:table-cell table:formula="of:=[.N118]*1000" office:value-type="float" office:value="0.0536374733029001" calcext:value-type="float">
            <text:p>0.0536374733029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9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3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9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9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1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1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8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3.34011667345001E-05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5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117])" office:value-type="float" office:value="0.000032779231165198" calcext:value-type="float">
            <text:p>3.2779231165198E-05</text:p>
          </table:table-cell>
          <table:table-cell table:formula="of:=AVERAGE([.N2:.N117])" office:value-type="float" office:value="0.0000527529278833997" calcext:value-type="float">
            <text:p>5.27529278833997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 style:data-style-name="N2" text:time-value="09:33:34.1548731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8-06T09:36:23.307845600</dc:date>
    <meta:editing-duration>PT18H51M18S</meta:editing-duration>
    <meta:editing-cycles>113</meta:editing-cycles>
    <meta:generator>LibreOffice/7.0.4.2$Linux_X86_64 LibreOffice_project/00$Build-2</meta:generator>
    <meta:document-statistic meta:table-count="1" meta:cell-count="2187" meta:object-count="0"/>
  </office:meta>
</office:document-meta>
</file>